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35mm"/>
    </style:style>
    <style:style style:name="co5" style:family="table-column">
      <style:table-column-properties fo:break-before="auto" style:column-width="2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4" style:family="table-cell" style:parent-style-name="Default" style:data-style-name="N10011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style-name="Default" table:formula="of:=MIN([.B6:.B22])" office:value-type="float" office:value="2.12" calcext:value-type="float">
            <text:p>2,12</text:p>
          </table:table-cell>
          <table:table-cell table:style-name="ce3" table:formula="of:=MIN([.C6:.C22])" office:value-type="percentage" office:value="0.973333" calcext:value-type="percentage">
            <text:p>97,33%</text:p>
          </table:table-cell>
          <table:table-cell table:style-name="ce5" table:formula="of:=MIN([.D6:.D22])" office:value-type="float" office:value="117197" calcext:value-type="float">
            <text:p>11719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22])" office:value-type="float" office:value="17.8033" calcext:value-type="float">
            <text:p>17,80</text:p>
          </table:table-cell>
          <table:table-cell table:style-name="ce3" table:formula="of:=MAX([.C6:.C22])" office:value-type="percentage" office:value="1.91667" calcext:value-type="percentage">
            <text:p>191,67%</text:p>
          </table:table-cell>
          <table:table-cell table:formula="of:=MAX([.D6:.D22])" office:value-type="float" office:value="349313" calcext:value-type="float">
            <text:p>34931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em/KiB</text:p>
          </table:table-cell>
          <table:table-cell table:style-name="ce1" office:value-type="string" calcext:value-type="string">
            <text:p>of fastest</text:p>
          </table:table-cell>
          <table:table-cell table:style-name="ce1" office:value-type="string" calcext:value-type="string">
            <text:p>of smalles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uby2.6 --jit tests/hash_ruby-smaller.rb</text:p>
          </table:table-cell>
          <table:table-cell office:value-type="float" office:value="17.8033" calcext:value-type="float">
            <text:p>17,80</text:p>
          </table:table-cell>
          <table:table-cell office:value-type="percentage" office:value="1.91333" calcext:value-type="percentage">
            <text:p>191.33%</text:p>
          </table:table-cell>
          <table:table-cell office:value-type="float" office:value="117197" calcext:value-type="float">
            <text:p>117197</text:p>
          </table:table-cell>
          <table:table-cell table:formula="of:=([.B6]/[.$B$2])*100%" office:value-type="percentage" office:value="8.39778301886792" calcext:value-type="percentage">
            <text:p>839,78%</text:p>
          </table:table-cell>
          <table:table-cell table:formula="of:=([.D6]/[.$D$2])*100%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2.5 tests/hash_ruby-smaller.rb</text:p>
          </table:table-cell>
          <table:table-cell office:value-type="float" office:value="12.8867" calcext:value-type="float">
            <text:p>12,89</text:p>
          </table:table-cell>
          <table:table-cell office:value-type="percentage" office:value="0.99" calcext:value-type="percentage">
            <text:p>99.00%</text:p>
          </table:table-cell>
          <table:table-cell office:value-type="float" office:value="117308" calcext:value-type="float">
            <text:p>117308</text:p>
          </table:table-cell>
          <table:table-cell table:formula="of:=([.B7]/[.$B$2])*100%" office:value-type="percentage" office:value="6.0786320754717" calcext:value-type="percentage">
            <text:p>607,86%</text:p>
          </table:table-cell>
          <table:table-cell table:formula="of:=([.D7]/[.$D$2])*100%" office:value-type="percentage" office:value="1.00094712321988" calcext:value-type="percentage">
            <text:p>100,0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s/hash_crystal</text:p>
          </table:table-cell>
          <table:table-cell office:value-type="float" office:value="3.83" calcext:value-type="float">
            <text:p>3,83</text:p>
          </table:table-cell>
          <table:table-cell office:value-type="percentage" office:value="1.23333" calcext:value-type="percentage">
            <text:p>123.33%</text:p>
          </table:table-cell>
          <table:table-cell office:value-type="float" office:value="121595" calcext:value-type="float">
            <text:p>121595</text:p>
          </table:table-cell>
          <table:table-cell table:formula="of:=([.B8]/[.$B$2])*100%" office:value-type="percentage" office:value="1.80660377358491" calcext:value-type="percentage">
            <text:p>180,66%</text:p>
          </table:table-cell>
          <table:table-cell table:formula="of:=([.D8]/[.$D$2])*100%" office:value-type="percentage" office:value="1.03752655784704" calcext:value-type="percentage">
            <text:p>103,75%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tests/hash_go</text:p>
          </table:table-cell>
          <table:table-cell office:value-type="float" office:value="2.12" calcext:value-type="float">
            <text:p>2,12</text:p>
          </table:table-cell>
          <table:table-cell office:value-type="percentage" office:value="1.08" calcext:value-type="percentage">
            <text:p>108.00%</text:p>
          </table:table-cell>
          <table:table-cell office:value-type="float" office:value="127684" calcext:value-type="float">
            <text:p>127684</text:p>
          </table:table-cell>
          <table:table-cell table:formula="of:=([.B9]/[.$B$2])*100%" office:value-type="percentage" office:value="1" calcext:value-type="percentage">
            <text:p>100,00%</text:p>
          </table:table-cell>
          <table:table-cell table:formula="of:=([.D9]/[.$D$2])*100%" office:value-type="percentage" office:value="1.08948181267439" calcext:value-type="percentage">
            <text:p>108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s/hash_nim</text:p>
          </table:table-cell>
          <table:table-cell office:value-type="float" office:value="3.55333" calcext:value-type="float">
            <text:p>3,55</text:p>
          </table:table-cell>
          <table:table-cell office:value-type="percentage" office:value="0.983333" calcext:value-type="percentage">
            <text:p>98.33%</text:p>
          </table:table-cell>
          <table:table-cell office:value-type="float" office:value="133783" calcext:value-type="float">
            <text:p>133783</text:p>
          </table:table-cell>
          <table:table-cell table:formula="of:=([.B10]/[.$B$2])*100%" office:value-type="percentage" office:value="1.67609905660377" calcext:value-type="percentage">
            <text:p>167,61%</text:p>
          </table:table-cell>
          <table:table-cell table:formula="of:=([.D10]/[.$D$2])*100%" office:value-type="percentage" office:value="1.14152239391793" calcext:value-type="percentage">
            <text:p>114,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2.6 tests/hash_ruby-smaller.rb</text:p>
          </table:table-cell>
          <table:table-cell office:value-type="float" office:value="14.4233" calcext:value-type="float">
            <text:p>14,42</text:p>
          </table:table-cell>
          <table:table-cell office:value-type="percentage" office:value="0.99" calcext:value-type="percentage">
            <text:p>99.00%</text:p>
          </table:table-cell>
          <table:table-cell office:value-type="float" office:value="143492" calcext:value-type="float">
            <text:p>143492</text:p>
          </table:table-cell>
          <table:table-cell table:formula="of:=([.B11]/[.$B$2])*100%" office:value-type="percentage" office:value="6.80344339622641" calcext:value-type="percentage">
            <text:p>680,34%</text:p>
          </table:table-cell>
          <table:table-cell table:formula="of:=([.D11]/[.$D$2])*100%" office:value-type="percentage" office:value="1.22436581141156" calcext:value-type="percentage">
            <text:p>122,4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s/hash_pike.pike</text:p>
          </table:table-cell>
          <table:table-cell office:value-type="float" office:value="7.14667" calcext:value-type="float">
            <text:p>7,15</text:p>
          </table:table-cell>
          <table:table-cell office:value-type="percentage" office:value="0.983333" calcext:value-type="percentage">
            <text:p>98.33%</text:p>
          </table:table-cell>
          <table:table-cell office:value-type="float" office:value="155217" calcext:value-type="float">
            <text:p>155217</text:p>
          </table:table-cell>
          <table:table-cell table:formula="of:=([.B12]/[.$B$2])*100%" office:value-type="percentage" office:value="3.37107075471698" calcext:value-type="percentage">
            <text:p>337,11%</text:p>
          </table:table-cell>
          <table:table-cell table:formula="of:=([.D12]/[.$D$2])*100%" office:value-type="percentage" office:value="1.32441103441214" calcext:value-type="percentage">
            <text:p>132,4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2.6 tests/hash_ruby.rb</text:p>
          </table:table-cell>
          <table:table-cell office:value-type="float" office:value="9.48" calcext:value-type="float">
            <text:p>9,48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57673" calcext:value-type="float">
            <text:p>157673</text:p>
          </table:table-cell>
          <table:table-cell table:formula="of:=([.B13]/[.$B$2])*100%" office:value-type="percentage" office:value="4.47169811320755" calcext:value-type="percentage">
            <text:p>447,17%</text:p>
          </table:table-cell>
          <table:table-cell table:formula="of:=([.D13]/[.$D$2])*100%" office:value-type="percentage" office:value="1.34536720223214" calcext:value-type="percentage">
            <text:p>134,5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2.5 tests/hash_ruby.rb</text:p>
          </table:table-cell>
          <table:table-cell office:value-type="float" office:value="8.85" calcext:value-type="float">
            <text:p>8,85</text:p>
          </table:table-cell>
          <table:table-cell office:value-type="percentage" office:value="0.983333" calcext:value-type="percentage">
            <text:p>98.33%</text:p>
          </table:table-cell>
          <table:table-cell office:value-type="float" office:value="157831" calcext:value-type="float">
            <text:p>157831</text:p>
          </table:table-cell>
          <table:table-cell table:formula="of:=([.B14]/[.$B$2])*100%" office:value-type="percentage" office:value="4.17452830188679" calcext:value-type="percentage">
            <text:p>417,45%</text:p>
          </table:table-cell>
          <table:table-cell table:formula="of:=([.D14]/[.$D$2])*100%" office:value-type="percentage" office:value="1.34671535960818" calcext:value-type="percentage">
            <text:p>134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2.6 --jit tests/hash_ruby.rb</text:p>
          </table:table-cell>
          <table:table-cell office:value-type="float" office:value="10.2967" calcext:value-type="float">
            <text:p>10,30</text:p>
          </table:table-cell>
          <table:table-cell office:value-type="percentage" office:value="1.91667" calcext:value-type="percentage">
            <text:p>191.67%</text:p>
          </table:table-cell>
          <table:table-cell office:value-type="float" office:value="159009" calcext:value-type="float">
            <text:p>159009</text:p>
          </table:table-cell>
          <table:table-cell table:formula="of:=([.B15]/[.$B$2])*100%" office:value-type="percentage" office:value="4.85693396226415" calcext:value-type="percentage">
            <text:p>485,69%</text:p>
          </table:table-cell>
          <table:table-cell table:formula="of:=([.D15]/[.$D$2])*100%" office:value-type="percentage" office:value="1.35676681143715" calcext:value-type="percentage">
            <text:p>135,6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2.7 tests/hash_py.py</text:p>
          </table:table-cell>
          <table:table-cell office:value-type="float" office:value="6.94667" calcext:value-type="float">
            <text:p>6,95</text:p>
          </table:table-cell>
          <table:table-cell office:value-type="percentage" office:value="0.973333" calcext:value-type="percentage">
            <text:p>97.33%</text:p>
          </table:table-cell>
          <table:table-cell office:value-type="float" office:value="166629" calcext:value-type="float">
            <text:p>166629</text:p>
          </table:table-cell>
          <table:table-cell table:formula="of:=([.B16]/[.$B$2])*100%" office:value-type="percentage" office:value="3.27673113207547" calcext:value-type="percentage">
            <text:p>327,67%</text:p>
          </table:table-cell>
          <table:table-cell table:formula="of:=([.D16]/[.$D$2])*100%" office:value-type="percentage" office:value="1.42178554058551" calcext:value-type="percentage">
            <text:p>142,1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3.6 tests/hash_py.py</text:p>
          </table:table-cell>
          <table:table-cell office:value-type="float" office:value="7.20667" calcext:value-type="float">
            <text:p>7,21</text:p>
          </table:table-cell>
          <table:table-cell office:value-type="percentage" office:value="0.986667" calcext:value-type="percentage">
            <text:p>98.67%</text:p>
          </table:table-cell>
          <table:table-cell office:value-type="float" office:value="172015" calcext:value-type="float">
            <text:p>172015</text:p>
          </table:table-cell>
          <table:table-cell table:formula="of:=([.B17]/[.$B$2])*100%" office:value-type="percentage" office:value="3.39937264150943" calcext:value-type="percentage">
            <text:p>339,94%</text:p>
          </table:table-cell>
          <table:table-cell table:formula="of:=([.D17]/[.$D$2])*100%" office:value-type="percentage" office:value="1.46774234835363" calcext:value-type="percentage">
            <text:p>146,7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c/lily/lily tests/hash_lily.lily</text:p>
          </table:table-cell>
          <table:table-cell office:value-type="float" office:value="8.21667" calcext:value-type="float">
            <text:p>8,22</text:p>
          </table:table-cell>
          <table:table-cell office:value-type="percentage" office:value="0.986667" calcext:value-type="percentage">
            <text:p>98.67%</text:p>
          </table:table-cell>
          <table:table-cell office:value-type="float" office:value="180632" calcext:value-type="float">
            <text:p>180632</text:p>
          </table:table-cell>
          <table:table-cell table:formula="of:=([.B18]/[.$B$2])*100%" office:value-type="percentage" office:value="3.87578773584906" calcext:value-type="percentage">
            <text:p>387,58%</text:p>
          </table:table-cell>
          <table:table-cell table:formula="of:=([.D18]/[.$D$2])*100%" office:value-type="percentage" office:value="1.54126812119764" calcext:value-type="percentage">
            <text:p>154,1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ajit tests/hash_lua.lua</text:p>
          </table:table-cell>
          <table:table-cell office:value-type="float" office:value="10.6367" calcext:value-type="float">
            <text:p>10,64</text:p>
          </table:table-cell>
          <table:table-cell office:value-type="percentage" office:value="0.99" calcext:value-type="percentage">
            <text:p>99.00%</text:p>
          </table:table-cell>
          <table:table-cell office:value-type="float" office:value="188473" calcext:value-type="float">
            <text:p>188473</text:p>
          </table:table-cell>
          <table:table-cell table:formula="of:=([.B19]/[.$B$2])*100%" office:value-type="percentage" office:value="5.01731132075472" calcext:value-type="percentage">
            <text:p>501,73%</text:p>
          </table:table-cell>
          <table:table-cell table:formula="of:=([.D19]/[.$D$2])*100%" office:value-type="percentage" office:value="1.60817256414413" calcext:value-type="percentage">
            <text:p>160,8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lsh8.6 tests/hash_tcl.tcl</text:p>
          </table:table-cell>
          <table:table-cell office:value-type="float" office:value="11.0533" calcext:value-type="float">
            <text:p>11,05</text:p>
          </table:table-cell>
          <table:table-cell office:value-type="percentage" office:value="0.986667" calcext:value-type="percentage">
            <text:p>98.67%</text:p>
          </table:table-cell>
          <table:table-cell office:value-type="float" office:value="323831" calcext:value-type="float">
            <text:p>323831</text:p>
          </table:table-cell>
          <table:table-cell table:formula="of:=([.B20]/[.$B$2])*100%" office:value-type="percentage" office:value="5.21382075471698" calcext:value-type="percentage">
            <text:p>521,38%</text:p>
          </table:table-cell>
          <table:table-cell table:formula="of:=([.D20]/[.$D$2])*100%" office:value-type="percentage" office:value="2.76313386861438" calcext:value-type="percentage">
            <text:p>276,3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a5.3 tests/hash_lua.lua</text:p>
          </table:table-cell>
          <table:table-cell office:value-type="float" office:value="16.8067" calcext:value-type="float">
            <text:p>16,81</text:p>
          </table:table-cell>
          <table:table-cell office:value-type="percentage" office:value="0.99" calcext:value-type="percentage">
            <text:p>99.00%</text:p>
          </table:table-cell>
          <table:table-cell office:value-type="float" office:value="338732" calcext:value-type="float">
            <text:p>338732</text:p>
          </table:table-cell>
          <table:table-cell table:formula="of:=([.B21]/[.$B$2])*100%" office:value-type="percentage" office:value="7.92768867924528" calcext:value-type="percentage">
            <text:p>792,77%</text:p>
          </table:table-cell>
          <table:table-cell table:formula="of:=([.D21]/[.$D$2])*100%" office:value-type="percentage" office:value="2.89027876140174" calcext:value-type="percentage">
            <text:p>289,0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msh tests/hash_tcl.tcl</text:p>
          </table:table-cell>
          <table:table-cell office:value-type="float" office:value="16.6633" calcext:value-type="float">
            <text:p>16,66</text:p>
          </table:table-cell>
          <table:table-cell office:value-type="percentage" office:value="0.99" calcext:value-type="percentage">
            <text:p>99.00%</text:p>
          </table:table-cell>
          <table:table-cell office:value-type="float" office:value="349313" calcext:value-type="float">
            <text:p>349313</text:p>
          </table:table-cell>
          <table:table-cell table:formula="of:=([.B22]/[.$B$2])*100%" office:value-type="percentage" office:value="7.86004716981132" calcext:value-type="percentage">
            <text:p>786,00%</text:p>
          </table:table-cell>
          <table:table-cell table:formula="of:=([.D22]/[.$D$2])*100%" office:value-type="percentage" office:value="2.98056264238846" calcext:value-type="percentage">
            <text:p>298,06%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Arkusz1.A5:Arkusz1.F22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5:37:05.021309301</meta:creation-date>
    <dc:date>2019-02-02T17:52:14.572127217</dc:date>
    <meta:editing-duration>PT30M43S</meta:editing-duration>
    <meta:editing-cycles>3</meta:editing-cycles>
    <meta:generator>LibreOffice/6.1.4.2$Linux_X86_64 LibreOffice_project/10$Build-2</meta:generator>
    <meta:document-statistic meta:table-count="1" meta:cell-count="116" meta:object-count="0"/>
  </office:meta>
</office:document-meta>
</file>